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</style:style>
    <style:style style:name="P18" style:family="paragraph" style:parent-style-name="Text_20_body" style:list-style-name="L3">
      <style:paragraph-properties fo:line-height="150%"/>
    </style:style>
    <style:style style:name="P19" style:family="paragraph" style:parent-style-name="Text_20_body" style:list-style-name="L4">
      <style:paragraph-properties fo:line-height="150%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3">
      <style:paragraph-properties fo:break-before="page"/>
    </style:style>
    <style:style style:name="P3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643_2063928233" text:style-name="Internet_20_link" text:visited-style-name="Internet_20_link">Plugin Installation</text:a><text:tab/>2</text:p>
          <text:p text:style-name="P12"><text:a xlink:type="simple" xlink:href="#__RefHeading__1343_890416934" text:style-name="Internet_20_link" text:visited-style-name="Internet_20_link">Tutorial</text:a><text:tab/>3</text:p>
          <text:p text:style-name="P13"><text:a xlink:type="simple" xlink:href="#__RefHeading__645_2063928233" text:style-name="Internet_20_link" text:visited-style-name="Internet_20_link">Logitech Gaming Software</text:a><text:tab/>3</text:p>
          <text:p text:style-name="P13"><text:a xlink:type="simple" xlink:href="#__RefHeading__647_2063928233" text:style-name="Internet_20_link" text:visited-style-name="Internet_20_link">GamePanel Software (Legacy)</text:a><text:tab/>7</text:p>
          <text:p text:style-name="P12"><text:a xlink:type="simple" xlink:href="#__RefHeading__552_1180578443" text:style-name="Internet_20_link" text:visited-style-name="Internet_20_link">Advanced scripting</text:a><text:tab/>11</text:p>
          <text:p text:style-name="P13"><text:a xlink:type="simple" xlink:href="#__RefHeading__1001_286799752" text:style-name="Internet_20_link" text:visited-style-name="Internet_20_link">Examples</text:a><text:tab/>12</text:p>
          <text:p text:style-name="P14"><text:a xlink:type="simple" xlink:href="#__RefHeading__554_1180578443" text:style-name="Internet_20_link" text:visited-style-name="Internet_20_link">Push-to-talk</text:a><text:tab/>12</text:p>
          <text:p text:style-name="P14"><text:a xlink:type="simple" xlink:href="#__RefHeading__1408_286799752" text:style-name="Internet_20_link" text:visited-style-name="Internet_20_link">Non-keyboard devices</text:a><text:tab/>12</text:p>
          <text:p text:style-name="P14"><text:a xlink:type="simple" xlink:href="#__RefHeading__556_1180578443" text:style-name="Internet_20_link" text:visited-style-name="Internet_20_link">Input mute</text:a><text:tab/>13</text:p>
          <text:p text:style-name="P14"><text:a xlink:type="simple" xlink:href="#__RefHeading__558_1180578443" text:style-name="Internet_20_link" text:visited-style-name="Internet_20_link">Output mute</text:a><text:tab/>13</text:p>
          <text:p text:style-name="P14"><text:a xlink:type="simple" xlink:href="#__RefHeading__560_1180578443" text:style-name="Internet_20_link" text:visited-style-name="Internet_20_link">Away status</text:a><text:tab/>14</text:p>
          <text:p text:style-name="P13"><text:a xlink:type="simple" xlink:href="#__RefHeading__649_2063928233" text:style-name="Internet_20_link" text:visited-style-name="Internet_20_link">Command reference</text:a><text:tab/>15</text:p>
          <text:p text:style-name="P12"><text:a xlink:type="simple" xlink:href="#__RefHeading__316_1768424704" text:style-name="Internet_20_link" text:visited-style-name="Internet_20_link">Changelog</text:a><text:tab/>16</text:p>
          <text:p text:style-name="P13"><text:a xlink:type="simple" xlink:href="#__RefHeading__1246_890416934" text:style-name="Internet_20_link" text:visited-style-name="Internet_20_link">Version 0.5.0</text:a><text:tab/>16</text:p>
          <text:p text:style-name="P13"><text:a xlink:type="simple" xlink:href="#__RefHeading__1248_890416934" text:style-name="Internet_20_link" text:visited-style-name="Internet_20_link">Version 0.4.4</text:a><text:tab/>16</text:p>
          <text:p text:style-name="P13"><text:a xlink:type="simple" xlink:href="#__RefHeading__452_1180578443" text:style-name="Internet_20_link" text:visited-style-name="Internet_20_link">Version 0.4.3</text:a><text:tab/>16</text:p>
          <text:p text:style-name="P13"><text:a xlink:type="simple" xlink:href="#__RefHeading__431_1699733128" text:style-name="Internet_20_link" text:visited-style-name="Internet_20_link">Version 0.4.2</text:a><text:tab/>16</text:p>
          <text:p text:style-name="P13"><text:a xlink:type="simple" xlink:href="#__RefHeading__417_1619229272" text:style-name="Internet_20_link" text:visited-style-name="Internet_20_link">Version 0.4.1</text:a><text:tab/>16</text:p>
          <text:p text:style-name="P13"><text:a xlink:type="simple" xlink:href="#__RefHeading__357_11997676" text:style-name="Internet_20_link" text:visited-style-name="Internet_20_link">Version 0.4</text:a><text:tab/>16</text:p>
          <text:p text:style-name="P13"><text:a xlink:type="simple" xlink:href="#__RefHeading__414_265742256" text:style-name="Internet_20_link" text:visited-style-name="Internet_20_link">Version 0.3</text:a><text:tab/>16</text:p>
          <text:p text:style-name="P13"><text:a xlink:type="simple" xlink:href="#__RefHeading__416_265742256" text:style-name="Internet_20_link" text:visited-style-name="Internet_20_link">Version 0.2</text:a><text:tab/>16</text:p>
          <text:p text:style-name="P13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29" text:outline-level="1"><text:bookmark text:name="__RefHeading__643_2063928233"/>Plugin Installation<text:bookmark-end text:name="__RefHeading__643_2063928233"/></text:h>
      <text:list xml:id="list39417129" text:style-name="L1">
        <text:list-item>
          <text:p text:style-name="P16">Open and install the package.</text:p>
          <text:list>
            <text:list-header>
              <text:p text:style-name="P17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6">Start TeamSpeak 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5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29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9396194" text:style-name="L2">
        <text:list-header>
          <text:p text:style-name="P20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9404482" text:style-name="L3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9424272" text:continue-numbering="true" text:style-name="L3">
        <text:list-item>
          <text:p text:style-name="P21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2" svg:width="2.001cm" svg:height="2.001cm" svg:x="10.95cm" svg:y="11.105cm"><text:p/></draw:circle></text:p>
      <text:p text:style-name="P1"/>
      <text:list xml:id="list39422803" text:continue-numbering="true" text:style-name="L3">
        <text:list-item>
          <text:p text:style-name="P21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2" svg:width="2.5cm" svg:height="0.742cm" svg:x="9.1cm" svg:y="2.949cm"><text:p/></draw:ellipse><draw:circle text:anchor-type="paragraph" draw:z-index="11" draw:style-name="gr2" draw:text-style-name="P32" svg:width="1.5cm" svg:height="1.5cm" svg:x="8.451cm" svg:y="0.75cm"><text:p/></draw:circle></text:p>
      <text:p text:style-name="P1"/>
      <text:list xml:id="list39425911" text:continue-numbering="true" text:style-name="L3">
        <text:list-item>
          <text:p text:style-name="P18">Now enter the script, the simplest script that only supports push-to-talk is this:</text:p>
        </text:list-item>
      </text:list>
      <text:p text:style-name="P9"><draw:rect text:anchor-type="paragraph" draw:z-index="12" draw:style-name="gr3" draw:text-style-name="P32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30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9400892" text:style-name="L4">
        <text:list-item>
          <text:p text:style-name="P22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9429768" text:continue-numbering="true" text:style-name="L4">
        <text:list-item>
          <text:p text:style-name="P22">Assign the G-keys you want to use to control TeamSpeak 3 to “Script”. Note the G-keys and Mode you've set here, as we will need them later.</text:p>
          <text:p text:style-name="P22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2" svg:width="1.001cm" svg:height="1.001cm" svg:x="2.2cm" svg:y="6.84cm"><text:p/></draw:circle><draw:ellipse text:anchor-type="paragraph" draw:z-index="8" draw:style-name="gr1" draw:text-style-name="P32" svg:width="3.123cm" svg:height="1.006cm" svg:x="2.454cm" svg:y="10.866cm"><text:p/></draw:ellipse></text:p>
        </text:list-item>
      </text:list>
      <text:p text:style-name="P1"/>
      <text:list xml:id="list39433057" text:continue-numbering="true" text:style-name="L4">
        <text:list-item>
          <text:p text:style-name="P22">Open the Script Editor</text:p>
          <text:p text:style-name="P22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2" svg:width="3.149cm" svg:height="0.662cm" svg:x="1.131cm" svg:y="1.815cm"><text:p/></draw:ellipse></text:p>
      <text:p text:style-name="P2"/>
      <text:list xml:id="list39428715" text:continue-numbering="true" text:style-name="L4">
        <text:list-item>
          <text:p text:style-name="P19">Now enter the script, the simplest script that only supports push-to-talk is this:</text:p>
        </text:list-item>
      </text:list>
      <text:p text:style-name="P9"><draw:rect text:anchor-type="paragraph" draw:z-index="13" draw:style-name="gr3" draw:text-style-name="P32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29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7" draw:style-name="gr4" draw:text-style-name="P32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6" draw:style-name="gr4" draw:text-style-name="P32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0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5" draw:style-name="gr4" draw:text-style-name="P32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4" draw:style-name="gr4" draw:text-style-name="P32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You can use this method with the other commands too.</text:p>
      <text:h text:style-name="P31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9"><draw:rect text:anchor-type="paragraph" draw:z-index="18" draw:style-name="gr4" draw:text-style-name="P32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make a PTT-like input mute that only unmutes while the key is pressed:</text:p>
      <text:p text:style-name="P9"><draw:rect text:anchor-type="paragraph" draw:z-index="19" draw:style-name="gr4" draw:text-style-name="P32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UNMU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INPUT_MU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9"><draw:rect text:anchor-type="paragraph" draw:z-index="20" draw:style-name="gr4" draw:text-style-name="P32" svg:width="14.948cm" svg:height="3.424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combine this function with PTT and make a script that mutes the output while PTT is active:</text:p>
      <text:p text:style-name="P9"><draw:rect text:anchor-type="paragraph" draw:z-index="21" draw:style-name="gr4" draw:text-style-name="P32" svg:width="14.948cm" svg:height="5.63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MUTE")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OUTPUT_UNMUTE")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P31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9"><draw:rect text:anchor-type="paragraph" draw:z-index="22" draw:style-name="gr4" draw:text-style-name="P32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Text_20_body"/>
      <text:p text:style-name="Text_20_body">But sometimes we want one key to activate and one key to deactivate the away status:</text:p>
      <text:p text:style-name="P9"><draw:rect text:anchor-type="paragraph" draw:z-index="23" draw:style-name="gr4" draw:text-style-name="P32" svg:width="14.948cm" svg:height="5.62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ZZZ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<text:s text:c="4"/>if gkey == 2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NON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><text:span text:style-name="T8"/></text:span></text:p>
      <text:h text:style-name="P30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29" text:outline-level="1"><text:bookmark text:name="__RefHeading__316_1768424704"/>Changelog<text:bookmark-end text:name="__RefHeading__316_1768424704"/></text:h>
      <text:h text:style-name="Heading_20_2" text:outline-level="2"><text:bookmark text:name="__RefHeading__1246_890416934"/>Version 0.5.0<text:bookmark-end text:name="__RefHeading__1246_890416934"/></text:h>
      <text:list xml:id="list39397881" text:style-name="L5">
        <text:list-item>
          <text:p text:style-name="P23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9412895" text:style-name="L6">
        <text:list-item>
          <text:p text:style-name="P24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9407036" text:style-name="L7">
        <text:list-item>
          <text:p text:style-name="P25">Updated API version</text:p>
        </text:list-item>
        <text:list-item>
          <text:p text:style-name="P25">Removed support for the old G930 plugin system.</text:p>
        </text:list-item>
      </text:list>
      <text:h text:style-name="Heading_20_2" text:outline-level="2"><text:bookmark text:name="__RefHeading__431_1699733128"/>Version 0.4.2<text:bookmark-end text:name="__RefHeading__431_1699733128"/></text:h>
      <text:list xml:id="list39422608" text:continue-numbering="true" text:style-name="L7">
        <text:list-item>
          <text:p text:style-name="P25">Updated API version</text:p>
        </text:list-item>
        <text:list-item>
          <text:p text:style-name="P25">More log messages</text:p>
        </text:list-item>
        <text:list-item>
          <text:p text:style-name="P25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9424426" text:continue-numbering="true" text:style-name="L7">
        <text:list-item>
          <text:p text:style-name="P25">Updated API version</text:p>
        </text:list-item>
        <text:list-item>
          <text:p text:style-name="P25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9412029" text:continue-numbering="true" text:style-name="L7">
        <text:list-item>
          <text:p text:style-name="P25">Added support for the Logitech G930 Headset</text:p>
        </text:list-item>
        <text:list-item>
          <text:p text:style-name="P25">Added support for Continues Transmission (No longer cuts it off)</text:p>
        </text:list-item>
        <text:list-item>
          <text:p text:style-name="P25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9414376" text:style-name="L8">
        <text:list-item>
          <text:p text:style-name="P26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9412428" text:style-name="L9">
        <text:list-item>
          <text:p text:style-name="P27">Changed the way debug messages are caught</text:p>
        </text:list-item>
        <text:list-item>
          <text:p text:style-name="P27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9406361" text:style-name="L10">
        <text:list-item>
          <text:p text:style-name="P2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02T19:28:29.17</dc:date>
    <dc:creator>Jules Blok</dc:creator>
    <meta:editing-duration>PT8H38M15S</meta:editing-duration>
    <meta:editing-cycles>225</meta:editing-cycles>
    <meta:generator>LibreOffice/3.3$Win32 LibreOffice_project/330m19$Build-301</meta:generator>
    <meta:printed-by>Jules Blok</meta:printed-by>
    <meta:print-date>2011-05-28T14:53:49.46</meta:print-date>
    <meta:document-statistic meta:table-count="1" meta:image-count="6" meta:object-count="0" meta:page-count="16" meta:paragraph-count="270" meta:word-count="1643" meta:character-count="10976"/>
  </office:meta>
</office:document-meta>
</file>